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099cm"/>
    </style:style>
    <style:style style:name="co3" style:family="table-column">
      <style:table-column-properties fo:break-before="auto" style:column-width="4.4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hyphenate="true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font-style-asian="normal" style:font-weight-asian="bold" style:font-name-complex="Times New Roman" style:font-size-complex="5.65000009536743pt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font-style-asian="normal" style:font-weight-asian="normal" style:font-name-complex="Times New Roman" style:font-size-complex="5.65000009536743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 table:number-rows-repeated="4">
          <table:table-cell table:number-columns-repeated="3"/>
        </table:table-row>
        <table:table-row table:style-name="ro2">
          <table:table-cell office:value-type="string">
            <text:p>X.225</text:p>
          </table:table-cell>
          <table:table-cell office:value-type="string">
            <text:p>SA11 doit s'executer avant SGTind sinon SdataRequest invoqué depuis l'indication échoue sur p03(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2" office:value-type="string">
            <text:p>SA11 is not enough specified. There is no way to distinguish when a token should be added upon SGTind or removed upon SGTreq . Using SA11 for adding and SA15 for removing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/>
          <table:table-cell office:value-type="string">
            <text:p>[13] Set Vnextact</text:p>
          </table:table-cell>
          <table:table-cell table:style-name="ce2" office:value-type="string">
            <text:p>undefined assignement. Shoudl be set to true</text:p>
          </table:table-cell>
        </table:table-row>
        <table:table-row table:style-name="ro4">
          <table:table-cell/>
          <table:table-cell office:value-type="string">
            <text:p>SA17</text:p>
          </table:table-cell>
          <table:table-cell office:value-type="string">
            <text:p>missing Set Vnextact =false added by SA17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3" office:value-type="string">
            <text:p>7.18.3 Receiving the GIVE TOKENS CONFIRM SPDU</text:p>
          </table:table-cell>
          <table:table-cell/>
        </table:table-row>
        <table:table-row table:style-name="ro5">
          <table:table-cell/>
          <table:table-cell table:style-name="ce4" office:value-type="string">
            <text:p>A valid incoming GIVE TOKENS CONFIRM SPDU results in an S-CONTROL-GIVE indication, followed by a GIVE</text:p>
          </table:table-cell>
          <table:table-cell office:value-type="string">
            <text:p>impossible, false</text:p>
          </table:table-cell>
        </table:table-row>
        <table:table-row table:style-name="ro1">
          <table:table-cell/>
          <table:table-cell table:style-name="ce4" office:value-type="string">
            <text:p>TOKENS ACK SPDU.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2">
          <table:table-cell/>
          <table:table-cell office:value-type="string">
            <text:p>SA5(): Set TEXP is missing the assignement value from the ACCEPT SPDU.</text:p>
          </table:table-cell>
          <table:table-cell/>
        </table:table-row>
        <table:table-row table:style-name="ro2" table:number-rows-repeated="104855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15/12/2014</text:date>, <text:time>09:3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15H36M11S</meta:editing-duration>
    <meta:editing-cycles>17</meta:editing-cycles>
    <meta:generator>OpenOffice/4.1.1$Win32 OpenOffice.org_project/411m6$Build-9775</meta:generator>
    <dc:date>2014-12-15T09:31:18.86</dc:date>
    <dc:creator>Francis ANDRE</dc:creator>
    <meta:document-statistic meta:table-count="3" meta:cell-count="12" meta:object-count="0"/>
    <meta:user-defined meta:name="Info 1"/>
    <meta:user-defined meta:name="Info 2"/>
    <meta:user-defined meta:name="Info 3"/>
    <meta:user-defined meta:name="Info 4"/>
  </office:meta>
</office:document-meta>
</file>